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acc4e" officeooo:paragraph-rsid="000acc4e" style:font-size-asian="42pt" style:font-size-complex="48pt"/>
    </style:style>
    <style:style style:name="P2" style:family="paragraph" style:parent-style-name="Standard">
      <style:paragraph-properties fo:text-align="start" style:justify-single-word="false"/>
      <style:text-properties fo:font-size="21pt" officeooo:rsid="000acc4e" officeooo:paragraph-rsid="000acc4e" style:font-size-asian="18.3500003814697pt" style:font-size-complex="21pt"/>
    </style:style>
    <style:style style:name="P3" style:family="paragraph" style:parent-style-name="Standard">
      <style:paragraph-properties fo:text-align="start" style:justify-single-word="false"/>
      <style:text-properties fo:font-size="21pt" officeooo:rsid="000acc4e" officeooo:paragraph-rsid="000c3d9a" style:font-size-asian="18.3500003814697pt" style:font-size-complex="21pt"/>
    </style:style>
    <style:style style:name="P4" style:family="paragraph" style:parent-style-name="Standard">
      <style:paragraph-properties fo:text-align="start" style:justify-single-word="false"/>
      <style:text-properties fo:font-size="21pt" officeooo:rsid="000c3d9a" officeooo:paragraph-rsid="000c3d9a" style:font-size-asian="18.3500003814697pt" style:font-size-complex="21pt"/>
    </style:style>
    <style:style style:name="P5" style:family="paragraph" style:parent-style-name="Standard">
      <style:paragraph-properties fo:text-align="start" style:justify-single-word="false"/>
      <style:text-properties fo:font-size="21pt" officeooo:rsid="000acc4e" officeooo:paragraph-rsid="000acc4e" style:font-size-asian="18.3500003814697pt" style:font-size-complex="21pt"/>
    </style:style>
    <style:style style:name="P6" style:family="paragraph" style:parent-style-name="Standard">
      <style:paragraph-properties fo:text-align="start" style:justify-single-word="false"/>
      <style:text-properties fo:font-size="21pt" officeooo:rsid="000c826e" officeooo:paragraph-rsid="000c826e" style:font-size-asian="18.3500003814697pt" style:font-size-complex="21pt"/>
    </style:style>
    <style:style style:name="P7" style:family="paragraph" style:parent-style-name="Standard">
      <style:paragraph-properties fo:text-align="start" style:justify-single-word="false"/>
      <style:text-properties fo:font-size="21pt" officeooo:rsid="000c8ebc" officeooo:paragraph-rsid="000c8ebc" style:font-size-asian="18.3500003814697pt" style:font-size-complex="21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c3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2"/>
      <text:p text:style-name="P6">Question1:</text:p>
      <text:p text:style-name="P6">Which field of the customers table is the primary key?</text:p>
      <text:p text:style-name="P2">Answer 1:</text:p>
      <text:p text:style-name="P2">CNUM is the primary key for the customers table because it CNUM dont have any redundent data in it.</text:p>
      <text:p text:style-name="P2"/>
      <text:p text:style-name="P6">Question2:</text:p>
      <text:p text:style-name="P6">What is the 4<text:span text:style-name="T1">th</text:span> column of the customers table.</text:p>
      <text:p text:style-name="P2">Answer 2:</text:p>
      <text:p text:style-name="P2">Rating is the 4<text:span text:style-name="T1">th</text:span> column in Customers.</text:p>
      <text:p text:style-name="P2"/>
      <text:p text:style-name="P6">Question3:</text:p>
      <text:p text:style-name="P7">what is another word fro row? For column?</text:p>
      <text:p text:style-name="P2">Answer 3:</text:p>
      <text:p text:style-name="P2">In RDBMS Row is also called as Tuple and Entity,</text:p>
      <text:p text:style-name="P2">And Column is also called as Attribute</text:p>
      <text:p text:style-name="P2"><text:s/></text:p>
      <text:p text:style-name="P7">Question4:</text:p>
      <text:p text:style-name="P7">why isn’t it possible to see the first 5 rows of <text:s/>a table?</text:p>
      <text:p text:style-name="P2">Answer 4:</text:p>
      <text:p text:style-name="P3">It is impossible for us to see the first 5 rows of table because the rows are s<text:span text:style-name="T3">cattered all over the database server hardisk. Rows are neither stored sequentially</text:span></text:p>
      <text:p text:style-name="P4">nor in specific order.</text:p>
      <text:p text:style-name="P3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2:41:00.346985638</meta:creation-date>
    <dc:date>2023-09-11T22:51:10.680895254</dc:date>
    <meta:editing-duration>PT8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30" meta:character-count="697" meta:non-whitespace-character-count="582"/>
  </office:meta>
</office:document-meta>
</file>